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8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8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02cm" svg:stroke-color="#000000" draw:marker-start-width="0.352cm" draw:marker-end-width="0.352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000000" draw:marker-start-width="0.276cm" draw:marker-end-width="0.276cm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measurelines" svg:width="15.082cm" svg:height="15.12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measurelines" svg:width="1.524cm" svg:height="1.905cm" svg:x="10.525cm" svg:y="6.71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measurelines" svg:x1="1.524cm" svg:y1="7.62cm" svg:x2="10.414cm" svg:y2="7.62cm">
          <text:p/>
        </draw:line>
        <draw:path draw:style-name="gr4" draw:text-style-name="P1" draw:layer="measurelines" svg:width="4.078cm" svg:height="5.451cm" draw:transform="rotate (0.107512281922851) translate (4.44947845541894cm 2.18570614248505cm)" svg:viewBox="0 0 4079 5452" svg:d="m0 5429c245 47 491 22 720-64 268-103 509-112 743-277 233-165 511-232 737-443 221-206 244-459 452-664 181-180 239-449 357-675 118-225 100-476 240-687 139-208 192-461 312-678 125-226 132-478 219-714 82-224 162-452 194-691l48-233 49-232 8-71">
          <text:p/>
        </draw:path>
        <draw:line draw:style-name="gr5" draw:text-style-name="P1" draw:layer="layout" svg:x1="7.493cm" svg:y1="3.048cm" svg:x2="9.398cm" svg:y2="3.3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011cm" fo:page-height="15.0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ls Andersen</meta:initial-creator>
    <meta:creation-date>2015-01-12T10:21:38</meta:creation-date>
    <dc:date>2015-01-29T11:21:43</dc:date>
    <dc:creator>Nils Andersen</dc:creator>
    <meta:editing-duration>PT30M14S</meta:editing-duration>
    <meta:editing-cycles>14</meta:editing-cycles>
    <meta:generator>LibreOffice/3.5$Linux_x86 LibreOffice_project/350m1$Build-2</meta:generator>
    <meta:document-statistic meta:object-count="5"/>
  </office:meta>
</office:document-meta>
</file>